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25-01-17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24-02-08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23-01-31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21-12-15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21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20-01-29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19-02-05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18-01-04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17-01-06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16-01-13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15-02-12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14-01-0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13-01-3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12-01-05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11-01-04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10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09-01-15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08-01-28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07-01-10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06-01-06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05-01-14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04-02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03-03-07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39094575201</text:p>
          </table:table-cell>
          <table:table-cell office:value-type="string" calcext:value-type="string">
            <text:p>2002-08-08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